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5c36b" officeooo:paragraph-rsid="0005c36b"/>
    </style:style>
    <style:style style:name="P2" style:family="paragraph" style:parent-style-name="Standard">
      <style:text-properties officeooo:paragraph-rsid="0005c36b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c36b" officeooo:paragraph-rsid="0005c36b" style:font-weight-asian="bold" style:font-weight-complex="bold"/>
    </style:style>
    <style:style style:name="P4" style:family="paragraph" style:parent-style-name="Standard">
      <style:text-properties style:text-underline-style="none" officeooo:paragraph-rsid="0005c36b"/>
    </style:style>
    <style:style style:name="P5" style:family="paragraph" style:parent-style-name="Standard">
      <style:text-properties style:text-underline-style="none" officeooo:rsid="0005c36b" officeooo:paragraph-rsid="0005c36b"/>
    </style:style>
    <style:style style:name="P6" style:family="paragraph" style:parent-style-name="Standard">
      <style:text-properties fo:font-style="italic" officeooo:paragraph-rsid="0005c36b" style:font-style-asian="italic" style:font-style-complex="italic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paragraph-rsid="0005c36b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5c36b" officeooo:paragraph-rsid="0005c36b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text-underline-style="none" officeooo:paragraph-rsid="0005c36b"/>
    </style:style>
    <style:style style:name="T1" style:family="text">
      <style:text-properties officeooo:rsid="0005c36b"/>
    </style:style>
    <style:style style:name="T2" style:family="text">
      <style:text-properties style:font-name="Liberation Serif1" officeooo:rsid="0005c36b" style:font-name-asian="Liberation Serif1" style:font-name-complex="Liberation Serif1"/>
    </style:style>
    <style:style style:name="T3" style:family="text">
      <style:text-properties style:font-name="Liberation Serif" officeooo:rsid="0005c36b" style:font-name-asian="Liberation Sans1" style:font-name-complex="Noto Sans Devanagari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c36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5c36b" style:font-weight-asian="bold" style:font-weight-complex="bold"/>
    </style:style>
    <style:style style:name="T8" style:family="text">
      <style:text-properties fo:font-style="italic" officeooo:rsid="0005c36b" style:font-style-asian="italic" style:font-style-complex="italic"/>
    </style:style>
    <style:style style:name="T9" style:family="text">
      <style:text-properties officeooo:rsid="00076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écifications du test <text:span text:style-name="T9">NBI aux non-titulaires</text:span></text:p>
      <text:p text:style-name="Standard"/>
      <text:p text:style-name="P4"><text:span text:style-name="T5">Colonnes de la base</text:span></text:p>
      <text:p text:style-name="P2"><text:span text:style-name="T7"/></text:p>
      <text:p text:style-name="P7">Matricule</text:p>
      <text:p text:style-name="P7">Nom</text:p>
      <text:p text:style-name="P7">Prénom</text:p>
      <text:p text:style-name="P7">Grade</text:p>
      <text:p text:style-name="P7">Statut</text:p>
      <text:p text:style-name="P7">Code</text:p>
      <text:p text:style-name="P7">Libellé</text:p>
      <text:p text:style-name="P7">Année</text:p>
      <text:p text:style-name="P7">Mois</text:p>
      <text:p text:style-name="P7">Montant</text:p>
      <text:p text:style-name="P8">NBI</text:p>
      <text:p text:style-name="P9"/>
      <text:p text:style-name="P5"><text:span text:style-name="T4">Filtre sur les lignes</text:span> </text:p>
      <text:p text:style-name="P1"/>
      <text:p text:style-name="P6"><text:span text:style-name="T1">Lignes de la base de paye telles que :</text:span></text:p>
      <text:p text:style-name="P2"/>
      <text:p text:style-name="P2"><text:tab/>Statut <text:s/><text:span text:style-name="T2">≠</text:span><text:span text:style-name="T3"> </text:span><text:s/>"TITULAIRE" </text:p>
      <text:p text:style-name="P2"><text:span text:style-name="T5">ET</text:span><text:span text:style-name="T1"> <text:tab/></text:span>Statut <text:span text:style-name="T2">≠</text:span> "STAGIAIRE" </text:p>
      <text:p text:style-name="P2"><text:span text:style-name="T5">ET</text:span><text:span text:style-name="T1"> <text:s text:c="6"/></text:span>NBI <text:span text:style-name="T2">≠</text:span> 0</text:p>
      <text:p text:style-name="P2"><text:span text:style-name="T5">ET</text:span><text:span text:style-name="T1"> <text:s text:c="6"/>Libelle </text:span><text:span text:style-name="T8">satisfait l’expression rationnelle </text:span><text:span text:style-name="T1">expression.rég.nbi </text:span><text:span text:style-name="T8">définie comme </text:span><text:span text:style-name="T1">:</text:span></text:p>
      <text:p text:style-name="P2"/>
      <text:p text:style-name="P2">"(?:\\s|^)nbi|(?:n(?:(?=o)o\\w*|)\\.?\\s*\\b)?b(?:(?=o)o\\w*|)\\.?\\s*\\bi(?:(?=n)nd\\w*|)\\.?\\b" 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8:51:13.382717058</meta:creation-date>
    <dc:date>2018-05-30T19:05:12.044505588</dc:date>
    <meta:editing-duration>PT1M12S</meta:editing-duration>
    <meta:editing-cycles>2</meta:editing-cycles>
    <meta:generator>LibreOffice/5.4.4.2$Linux_X86_64 LibreOffice_project/40m0$Build-2</meta:generator>
    <meta:document-statistic meta:table-count="0" meta:image-count="0" meta:object-count="0" meta:page-count="1" meta:paragraph-count="20" meta:word-count="55" meta:character-count="433" meta:non-whitespace-character-count="378"/>
  </office:meta>
</office:document-meta>
</file>